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1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row table:style-name="ro1">
          <table:table-cell office:value-type="string">
            <text:p>Bold</text:p>
          </table:table-cell>
        </table:table-row>
        <table:table-row table:style-name="ro1">
          <table:table-cell table:style-name="ce2" office:value-type="string">
            <text:p>Italic</text:p>
          </table:table-cell>
        </table:table-row>
        <table:table-row table:style-name="ro1">
          <table:table-cell table:style-name="Default" office:value-type="string">
            <text:p>Normal</text:p>
          </table:table-cell>
        </table:table-row>
        <table:table-row table:style-name="ro1">
          <table:table-cell table:style-name="ce3" office:value-type="string">
            <text:p>Underline</text:p>
          </table:table-cell>
        </table:table-row>
        <table:table-row table:style-name="ro1">
          <table:table-cell table:style-name="ce4" office:value-type="string">
            <text:p>Bold-Italic</text:p>
          </table:table-cell>
        </table:table-row>
        <table:table-row table:style-name="ro1">
          <table:table-cell table:style-name="ce5" office:value-type="string">
            <text:p>Bold-Underline</text:p>
          </table:table-cell>
        </table:table-row>
        <table:table-row table:style-name="ro1">
          <table:table-cell table:style-name="ce6" office:value-type="string">
            <text:p>Italic-Underline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2">02/02/2009</text:date>, <text:time>23:1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02T21:51:40</meta:creation-date>
    <meta:generator>OpenOffice.org/3.0_Beta$Unix OpenOffice.org_project/300m3$Build-9328</meta:generator>
    <dc:date>2009-02-02T23:15:25</dc:date>
    <meta:editing-duration>PT01H23M45S</meta:editing-duration>
    <meta:editing-cycles>2</meta:editing-cycles>
    <meta:document-statistic meta:table-count="3" meta:cell-count="7" meta:object-count="0"/>
  </office:meta>
</office:document-meta>
</file>